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line-height="150%" style:snap-to-layout-gri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8000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8000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ff0000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0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9pt" style:font-size-asian="9pt" style:font-size-complex="9pt"/>
    </style:style>
    <style:style style:name="P11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9pt" style:font-size-asian="9pt" style:font-size-complex="9pt"/>
    </style:style>
    <style:style style:name="P1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</style:style>
    <style:style style:name="P13" style:family="paragraph" style:parent-style-name="Standard">
      <style:paragraph-properties fo:margin-left="0cm" fo:margin-right="-0.004cm" fo:text-indent="0cm" style:auto-text-indent="false">
        <style:tab-stops>
          <style:tab-stop style:position="1.752cm"/>
          <style:tab-stop style:position="8.251cm"/>
        </style:tab-stops>
      </style:paragraph-properties>
    </style:style>
    <style:style style:name="P1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/>
    </style:style>
    <style:style style:name="P15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</style:style>
    <style:style style:name="P16" style:family="paragraph" style:parent-style-name="Standard">
      <style:paragraph-properties fo:margin-left="0cm" fo:margin-right="-0.004cm" fo:text-align="center" style:justify-single-word="false" fo:text-indent="0cm" style:auto-text-indent="false" fo:background-color="#ccffcc" fo:padding-left="0cm" fo:padding-right="0.247cm" fo:padding-top="0.035cm" fo:padding-bottom="0.035cm" fo:border="0.018cm solid #000000">
        <style:tab-stops>
          <style:tab-stop style:position="8.251cm"/>
        </style:tab-stops>
        <style:background-image/>
      </style:paragraph-properties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fo:font-size="12pt" fo:letter-spacing="-0.007cm" fo:font-weight="bold" style:font-size-asian="12pt" style:font-weight-asian="bold"/>
    </style:style>
    <style:style style:name="P18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9" style:family="paragraph" style:parent-style-name="Standard" style:list-style-name="WW8Num2">
      <style:paragraph-properties fo:margin-left="-0.635cm" fo:margin-right="-0.004cm" fo:text-align="justify" style:justify-single-word="false" fo:text-indent="0cm" style:auto-text-indent="false">
        <style:tab-stops/>
      </style:paragraph-properties>
      <style:text-properties fo:font-size="12pt" fo:font-weight="bold" style:font-size-asian="12pt" style:font-weight-asian="bold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fo:font-style="normal" style:font-size-asian="12pt" style:font-style-asian="normal" style:font-style-complex="normal"/>
    </style:style>
    <style:style style:name="T6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10" style:family="text">
      <style:text-properties fo:color="#cc9900" style:font-name="Tahoma" fo:font-size="9pt" style:font-size-asian="9pt" style:font-name-complex="Tahoma" style:font-size-complex="9pt"/>
    </style:style>
    <style:style style:name="T11" style:family="text">
      <style:text-properties fo:color="#800000" fo:font-size="12pt" style:font-size-asian="12pt"/>
    </style:style>
    <style:style style:name="T12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3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4" style:family="text">
      <style:text-properties fo:font-weight="bold" style:font-name-asian="Courier New1" style:font-weight-asian="bold" style:font-name-complex="Courier Ne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%#include </text:span><text:span text:style-name="T14">enTetesDecisionRFM</text:span><text:span text:style-name="T1">#%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9">A adresser à</text:span><text:span text:style-name="T10"> :</text:span></text:p>
            <text:p text:style-name="Standard"><text:span text:style-name="T10">pour </text:span><text:span text:style-name="T6">CCVD</text:span><text:span text:style-name="T10"> + </text:span><text:span text:style-name="T8">SAS Lsne</text:span></text:p>
          </table:table-cell>
          <table:table-cell table:style-name="Table1.B1" office:value-type="string">
            <text:p text:style-name="P4">FSCMA</text:p>
            <text:p text:style-name="P3">Centre de moyens auxiliaires</text:p>
            <text:p text:style-name="P5">Chemin de Maillefer 43</text:p>
            <text:p text:style-name="P3">1052 Le Mont-sur-Lausanne</text:p>
          </table:table-cell>
        </table:table-row>
        <table:table-row table:style-name="Table1.1">
          <table:table-cell table:style-name="Table1.A1" office:value-type="string">
            <text:p text:style-name="P1"><text:span text:style-name="T9">A adresser à</text:span><text:span text:style-name="T10"> :</text:span></text:p>
            <text:p text:style-name="Standard"><text:span text:style-name="T10">pour </text:span><text:span text:style-name="T7">CCJU</text:span></text:p>
          </table:table-cell>
          <table:table-cell table:style-name="Table1.B1" office:value-type="string">
            <text:p text:style-name="P7">SEREI dépôt des moyens auxiliaires</text:p>
            <text:p text:style-name="P6">Rue de la Ronde 30</text:p>
            <text:p text:style-name="P6">2300 La Chaux-de-Fonds</text:p>
            <text:p text:style-name="P8">ou</text:p>
            <text:p text:style-name="P6">FSCMA</text:p>
            <text:p text:style-name="P6">Centre de moyens auxiliaires</text:p>
            <text:p text:style-name="P6">Dünnernstrasse 32</text:p>
            <text:p text:style-name="P6">4702 Oensingen</text:p>
          </table:table-cell>
        </table:table-row>
      </table:table>
      <text:p text:style-name="P9"/>
      <text:p text:style-name="P9"/>
      <text:p text:style-name="P10"/>
      <text:p text:style-name="P16">%=BON_ACHAT=%</text:p>
      <text:p text:style-name="P10"/>
      <text:p text:style-name="P9"/>
      <text:p text:style-name="P17">%=OBJET=%</text:p>
      <text:p text:style-name="P9"/>
      <text:p text:style-name="P11"/>
      <text:p text:style-name="P14">%=TITRE=%</text:p>
      <text:p text:style-name="P12"/>
      <text:p text:style-name="P14">%=BENEFICIAIRE=%</text:p>
      <text:p text:style-name="P12"/>
      <text:list text:style-name="WW8Num2">
        <text:list-item>
          <text:p text:style-name="P19"/>
        </text:list-item>
      </text:list>
      <text:p text:style-name="P12"/>
      <text:p text:style-name="P12"><text:span text:style-name="T5">%=INDISPONIBLE=%</text:span><text:span text:style-name="T2">%=ENTRETIEN=%</text:span><text:span text:style-name="T5">%=OBTENIR=%</text:span><text:span text:style-name="T2">%=REPRESENTANT=%</text:span><text:span text:style-name="T5">%=COPIE=%</text:span></text:p>
      <text:p text:style-name="P12"/>
      <text:p text:style-name="P12"><text:span text:style-name="T3">%=ACCUSE=% </text:span><text:span text:style-name="T2">%=REPRES=%</text:span><text:span text:style-name="T3"> %=CONFIRMATION=%</text:span></text:p>
      <text:p text:style-name="P12"/>
      <text:p text:style-name="P14">%=FACTURE=%</text:p>
      <text:p text:style-name="P12"/>
      <text:p text:style-name="P14">%=SALUTATIONS=%</text:p>
      <text:p text:style-name="P11"/>
      <text:p text:style-name="P11"/>
      <text:p text:style-name="P15"><text:span text:style-name="T11"><text:tab/></text:span><text:span text:style-name="T12">%#</text:span><text:span text:style-name="T13">include <text:s/>signatureRFM</text:span><text:span text:style-name="T12">#%</text:span></text:p>
      <text:p text:style-name="P11"/>
      <text:p text:style-name="P10"/>
      <text:p text:style-name="P13"><text:span text:style-name="T4">%=ANNEXE=%</text:span><text:span text:style-name="T3"> :<text:tab/>%=MENTIONNE=%</text:span></text:p>
      <text:p text:style-name="P13"/>
      <text:p text:style-name="P13"><text:span text:style-name="T4">%=COPIE=%</text:span><text:span text:style-name="T3"> :<text:tab/>%=BENEF_PC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7T10:00:00</meta:creation-date>
    <dc:creator>Mike Boillat</dc:creator>
    <dc:date>2012-02-23T16:02:03</dc:date>
    <meta:print-date>2009-07-30T09:42:00</meta:print-date>
    <meta:editing-cycles>14</meta:editing-cycles>
    <meta:editing-duration>PT1H41M36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1486418910</meta:user-defined>
    <meta:document-statistic meta:table-count="1" meta:image-count="0" meta:object-count="0" meta:page-count="1" meta:paragraph-count="28" meta:word-count="75" meta:character-count="559"/>
  </office:meta>
</office:document-meta>
</file>